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 style:data-style-name="N10"/>
    <style:style style:name="ce4" style:family="table-cell" style:parent-style-name="Default" style:data-style-name="N10104"/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 style:data-style-name="N105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table:number-columns-spanned="8" table:number-rows-spanned="1"/>
          <table:covered-table-cell table:number-columns-repeated="7"/>
        </table:table-row>
        <table:table-row table:style-name="ro2">
          <table:table-cell table:style-name="ce1" office:value-type="string" calcext:value-type="string" table:number-columns-spanned="8" table:number-rows-spanned="1">
            <text:p>MODELOS PARA GENERAR PRESUPUESTOS</text:p>
          </table:table-cell>
          <table:covered-table-cell table:number-columns-repeated="7"/>
        </table:table-row>
        <table:table-row table:style-name="ro1"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2" office:value-type="string" calcext:value-type="string">
            <text:p>DESCUENTO</text:p>
          </table:table-cell>
          <table:table-cell table:style-name="ce3" office:value-type="percentage" office:value="0.25" calcext:value-type="percentage">
            <text:p>25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VA</text:p>
          </table:table-cell>
          <table:table-cell table:style-name="ce3" office:value-type="percentage" office:value="0.16" calcext:value-type="percentage">
            <text:p>16 %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RTICULO</text:p>
          </table:table-cell>
          <table:table-cell office:value-type="string" calcext:value-type="string">
            <text:p><text:s text:c="4"/>CANTIDAD</text:p>
          </table:table-cell>
          <table:table-cell office:value-type="string" calcext:value-type="string">
            <text:p><text:s text:c="4"/>PRECIO</text:p>
          </table:table-cell>
          <table:table-cell office:value-type="string" calcext:value-type="string">
            <text:p><text:s text:c="3"/>IMPORTE</text:p>
          </table:table-cell>
          <table:table-cell office:value-type="string" calcext:value-type="string">
            <text:p><text:s/>DESCUENTO</text:p>
          </table:table-cell>
          <table:table-cell office:value-type="string" calcext:value-type="string">
            <text:p><text:s text:c="3"/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CADILLO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style-name="ce4" table:formula="of:=[.B9]*[.C9]" office:value-type="currency" office:currency="ESP" office:value="60000" calcext:value-type="currency">
            <text:p>60.000 ₧</text:p>
          </table:table-cell>
          <table:table-cell table:style-name="ce4" table:formula="of:=[.D9]*[.B4]" office:value-type="currency" office:currency="ESP" office:value="15000" calcext:value-type="currency">
            <text:p>15.000 ₧</text:p>
          </table:table-cell>
          <table:table-cell table:style-name="ce4" table:formula="of:=[.D9]-[.E9]" office:value-type="currency" office:currency="ESP" office:value="45000" calcext:value-type="currency">
            <text:p>45.000 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RESCOS</text:p>
          </table:table-cell>
          <table:table-cell office:value-type="float" office:value="350" calcext:value-type="float">
            <text:p>350</text:p>
          </table:table-cell>
          <table:table-cell office:value-type="float" office:value="150" calcext:value-type="float">
            <text:p>150</text:p>
          </table:table-cell>
          <table:table-cell table:style-name="ce4" table:formula="of:=[.B10]*[.C10]" office:value-type="currency" office:currency="ESP" office:value="52500" calcext:value-type="currency">
            <text:p>52.500 ₧</text:p>
          </table:table-cell>
          <table:table-cell table:style-name="ce4" table:formula="of:=[.D10]*[.B4]" office:value-type="currency" office:currency="ESP" office:value="13125" calcext:value-type="currency">
            <text:p>13.125 ₧</text:p>
          </table:table-cell>
          <table:table-cell table:style-name="ce4" table:formula="of:=[.D10]-[.E10]" office:value-type="currency" office:currency="ESP" office:value="39375" calcext:value-type="currency">
            <text:p>39.375 ₧</text:p>
          </table:table-cell>
          <table:table-cell/>
          <table:table-cell table:style-name="ce5" office:value-type="string" calcext:value-type="string">
            <text:p>PRECIO MÁXIMO: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ce4" table:formula="of:=[.B11]*[.C11]" office:value-type="currency" office:currency="ESP" office:value="15000" calcext:value-type="currency">
            <text:p>15.000 ₧</text:p>
          </table:table-cell>
          <table:table-cell table:style-name="ce4" table:formula="of:=[.D11]*[.B4]" office:value-type="currency" office:currency="ESP" office:value="3750" calcext:value-type="currency">
            <text:p>3.750 ₧</text:p>
          </table:table-cell>
          <table:table-cell table:style-name="ce4" table:formula="of:=[.D11]-[.E11]" office:value-type="currency" office:currency="ESP" office:value="11250" calcext:value-type="currency">
            <text:p>11.250 ₧</text:p>
          </table:table-cell>
          <table:table-cell/>
          <table:table-cell table:style-name="ce5" office:value-type="string" calcext:value-type="string">
            <text:p>PRECIO MÍNIMO:</text:p>
          </table:table-cell>
        </table:table-row>
        <table:table-row table:style-name="ro1">
          <table:table-cell office:value-type="string" calcext:value-type="string">
            <text:p>CAFÉS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table:style-name="ce4" table:formula="of:=[.B12]*[.C12]" office:value-type="currency" office:currency="ESP" office:value="22000" calcext:value-type="currency">
            <text:p>22.000 ₧</text:p>
          </table:table-cell>
          <table:table-cell table:style-name="ce4" table:formula="of:=[.D12]*[.B4]" office:value-type="currency" office:currency="ESP" office:value="5500" calcext:value-type="currency">
            <text:p>5.500 ₧</text:p>
          </table:table-cell>
          <table:table-cell table:style-name="ce4" table:formula="of:=[.D12]-[.E12]" office:value-type="currency" office:currency="ESP" office:value="16500" calcext:value-type="currency">
            <text:p>16.500 ₧</text:p>
          </table:table-cell>
          <table:table-cell/>
          <table:table-cell table:style-name="ce6" office:value-type="string" calcext:value-type="string">
            <text:p>PRECIO MEDIO:</text:p>
          </table:table-cell>
        </table:table-row>
        <table:table-row table:style-name="ro1">
          <table:table-cell office:value-type="string" calcext:value-type="string">
            <text:p>PASTAS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table:style-name="ce4" table:formula="of:=[.B13]*[.C13]" office:value-type="currency" office:currency="ESP" office:value="33750" calcext:value-type="currency">
            <text:p>33.750 ₧</text:p>
          </table:table-cell>
          <table:table-cell table:style-name="ce4" table:formula="of:=[.D13]*[.B4]" office:value-type="currency" office:currency="ESP" office:value="8437.5" calcext:value-type="currency">
            <text:p>8.438 ₧</text:p>
          </table:table-cell>
          <table:table-cell table:style-name="ce4" table:formula="of:=[.D13]-[.E13]" office:value-type="currency" office:currency="ESP" office:value="25312.5" calcext:value-type="currency">
            <text:p>25.313 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VA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table:style-name="ce4" table:formula="of:=[.B14]*[.C14]" office:value-type="currency" office:currency="ESP" office:value="22500" calcext:value-type="currency">
            <text:p>22.500 ₧</text:p>
          </table:table-cell>
          <table:table-cell table:style-name="ce4" table:formula="of:=[.D14]*[.B4]" office:value-type="currency" office:currency="ESP" office:value="5625" calcext:value-type="currency">
            <text:p>5.625 ₧</text:p>
          </table:table-cell>
          <table:table-cell table:style-name="ce4" table:formula="of:=[.D14]-[.E14]" office:value-type="currency" office:currency="ESP" office:value="16875" calcext:value-type="currency">
            <text:p>16.875 ₧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ES</text:p>
          </table:table-cell>
          <table:table-cell table:number-columns-repeated="2"/>
          <table:table-cell table:style-name="ce4" table:formula="of:=[.D9]+[.D10]+[.D11]+[.D12]+[.D13]+[.D14]" office:value-type="currency" office:currency="ESP" office:value="205750" calcext:value-type="currency">
            <text:p>205.750 ₧</text:p>
          </table:table-cell>
          <table:table-cell table:style-name="ce4" table:formula="of:=[.E9]+[.E10]+[.E11]+[.E12]+[.E13]+[.E14]" office:value-type="currency" office:currency="ESP" office:value="51437.5" calcext:value-type="currency">
            <text:p>51.438 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con IVA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1" number:min-decimal-places="1" number:min-integer-digits="1"/>
      <number:text> %</number:text>
    </number:percentage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104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5T11:39:40.483000000</meta:creation-date>
    <dc:date>2022-11-15T12:28:32.475000000</dc:date>
    <meta:editing-duration>PT49M1S</meta:editing-duration>
    <meta:editing-cycles>1</meta:editing-cycles>
    <meta:document-statistic meta:table-count="1" meta:cell-count="55" meta:object-count="0"/>
    <meta:generator>LibreOffice/7.4.0.3$Windows_X86_64 LibreOffice_project/f85e47c08ddd19c015c0114a68350214f7066f5a</meta:generator>
  </office:meta>
</office:document-meta>
</file>